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4pt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6.858cm" svg:height="3.387cm" svg:x="7.366cm" svg:y="0.677cm">
          <text:p text:style-name="P1"><text:span text:style-name="T1">System is adequately secure against moderate threats</text:span>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762cm" svg:height="3.726cm" svg:x="0.508cm" svg:y="4.148cm">
          <text:p text:style-name="P2"><text:span text:style-name="T1">Security requirements</text:span></text:p>
          <text:p text:style-name="P2"><text:span text:style-name="T1">Documented &amp;</text:span></text:p>
          <text:p text:style-name="P2"><text:span text:style-name="T1">M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762cm" svg:height="5.08cm" svg:x="2.54cm" svg:y="8.89cm">
          <text:p text:style-name="P1"><text:span text:style-name="T1">System design counters or reduces impact of most vulnerabilities</text:span>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762cm" svg:height="5.08cm" svg:x="7.62cm" svg:y="10.498cm">
          <text:p text:style-name="P1"><text:span text:style-name="T1">Implementation</text:span>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762cm" svg:height="5.08cm" svg:x="12.954cm" svg:y="9.143cm">
          <text:p text:style-name="P1"><text:span text:style-name="T1">Validation</text:span>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762cm" svg:height="5.08cm" svg:x="15.621cm" svg:y="3.386cm">
          <text:p text:style-name="P1"><text:span text:style-name="T1">Deployment</text:span>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0:09:33.863531741</meta:creation-date>
    <dc:date>2017-01-08T10:21:46.514818332</dc:date>
    <meta:editing-duration>PT2M22S</meta:editing-duration>
    <meta:editing-cycles>2</meta:editing-cycles>
    <meta:generator>LibreOffice/4.2.8.2$Linux_X86_64 LibreOffice_project/420m0$Build-2</meta:generator>
    <meta:document-statistic meta:object-count="29"/>
  </office:meta>
</office:document-meta>
</file>